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Ember-Regular" svg:font-family="AmazonEmber-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27mm"/>
    </style:style>
    <style:style style:name="co2" style:family="table-column">
      <style:table-column-properties fo:break-before="auto" style:column-width="62.6mm"/>
    </style:style>
    <style:style style:name="co3" style:family="table-column">
      <style:table-column-properties fo:break-before="auto" style:column-width="28.4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9" number:automatic-order="true">
      <number:day/>
      <number:text>.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3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4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normal" style:font-weight-asian="normal" style:font-weight-complex="normal"/>
    </style:style>
    <style:style style:name="ce7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1"/>
        <table:table-column table:style-name="co4" table:number-columns-repeated="1018" table:default-cell-style-name="ce2"/>
        <table:table-row table:style-name="ro1">
          <table:table-cell table:style-name="ce1" office:value-type="string" calcext:value-type="string">
            <text:p>Lag Measurements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table:style-name="ce5" office:value-type="string" calcext:value-type="string">
            <text:p>TotalMin/ms</text:p>
          </table:table-cell>
          <table:table-cell table:style-name="ce5" office:value-type="string" calcext:value-type="string">
            <text:p>Total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3" office:value-type="date" office:date-value="2019-08-27" calcext:value-type="date">
            <text:p>27. Aug 19</text:p>
          </table:table-cell>
          <table:table-cell table:style-name="ce6" table:formula="of:=SUM([.G5];[.I5];[.K5];[.M5];[.O5])/5" office:value-type="float" office:value="95.8" calcext:value-type="float">
            <text:p>96</text:p>
          </table:table-cell>
          <table:table-cell table:style-name="ce6" table:formula="of:=SUM([.H5];[.J5];[.L5];[.N5];[.P5])/5" office:value-type="float" office:value="153.2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 (1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3" office:value-type="date" office:date-value="2019-08-27" calcext:value-type="date">
            <text:p>27. Aug 19</text:p>
          </table:table-cell>
          <table:table-cell table:style-name="ce6" table:formula="of:=SUM([.G6];[.I6];[.K6];[.M6];[.O6])/5" office:value-type="float" office:value="66.2" calcext:value-type="float">
            <text:p>66</text:p>
          </table:table-cell>
          <table:table-cell table:style-name="ce6" table:formula="of:=SUM([.H6];[.J6];[.L6];[.N6];[.P6])/5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 (2)</text:p>
          </table:table-cell>
          <table:table-cell office:value-type="string" calcext:value-type="string">
            <text:p>Linux, jstest</text:p>
          </table:table-cell>
          <table:table-cell table:style-name="ce3" office:value-type="date" office:date-value="2019-08-28" calcext:value-type="date">
            <text:p>28. Aug 19</text:p>
          </table:table-cell>
          <table:table-cell table:style-name="ce3" office:value-type="date" office:date-value="2019-08-27" calcext:value-type="date">
            <text:p>27. Aug 19</text:p>
          </table:table-cell>
          <table:table-cell table:style-name="ce6" table:formula="of:=SUM([.G7];[.I7];[.K7];[.M7];[.O7])/5" office:value-type="float" office:value="67" calcext:value-type="float">
            <text:p>67</text:p>
          </table:table-cell>
          <table:table-cell table:style-name="ce6" table:formula="of:=SUM([.H7];[.J7];[.L7];[.N7];[.P7])/5" office:value-type="float" office:value="110.8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DVI (1)</text:p>
          </table:table-cell>
          <table:table-cell office:value-type="string" calcext:value-type="string">
            <text:p>Linux, jstest</text:p>
          </table:table-cell>
          <table:table-cell table:style-name="ce3" office:value-type="date" office:date-value="2019-08-28" calcext:value-type="date">
            <text:p>28. Aug 19</text:p>
          </table:table-cell>
          <table:table-cell table:style-name="ce3" office:value-type="date" office:date-value="2019-08-27" calcext:value-type="date">
            <text:p>27. Aug 19</text:p>
          </table:table-cell>
          <table:table-cell table:style-name="ce6" table:formula="of:=SUM([.G8];[.I8];[.K8];[.M8];[.O8])/5" office:value-type="float" office:value="73.8" calcext:value-type="float">
            <text:p>74</text:p>
          </table:table-cell>
          <table:table-cell table:style-name="ce6" table:formula="of:=SUM([.H8];[.J8];[.L8];[.N8];[.P8])/5" office:value-type="float" office:value="117.4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DVI (2)</text:p>
          </table:table-cell>
          <table:table-cell office:value-type="string" calcext:value-type="string">
            <text:p>Linux, jstest</text:p>
          </table:table-cell>
          <table:table-cell table:style-name="ce3" office:value-type="date" office:date-value="2019-08-28" calcext:value-type="date">
            <text:p>28. Aug 19</text:p>
          </table:table-cell>
          <table:table-cell table:style-name="ce3" office:value-type="date" office:date-value="2019-08-27" calcext:value-type="date">
            <text:p>27. Aug 19</text:p>
          </table:table-cell>
          <table:table-cell table:style-name="ce6" table:formula="of:=SUM([.G9];[.I9];[.K9];[.M9];[.O9])/5" office:value-type="float" office:value="75" calcext:value-type="float">
            <text:p>75</text:p>
          </table:table-cell>
          <table:table-cell table:style-name="ce6" table:formula="of:=SUM([.H9];[.J9];[.L9];[.N9];[.P9])/5" office:value-type="float" office:value="118.2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BenQ-DVI (1)</text:p>
          </table:table-cell>
          <table:table-cell office:value-type="string" calcext:value-type="string">
            <text:p>Linux, jstest</text:p>
          </table:table-cell>
          <table:table-cell table:style-name="ce3" office:value-type="date" office:date-value="2019-08-28" calcext:value-type="date">
            <text:p>28. Aug 19</text:p>
          </table:table-cell>
          <table:table-cell table:style-name="ce3" office:value-type="date" office:date-value="2019-08-27" calcext:value-type="date">
            <text:p>27. Aug 19</text:p>
          </table:table-cell>
          <table:table-cell table:style-name="ce6" table:formula="of:=SUM([.G10];[.I10];[.K10];[.M10];[.O10])/5" office:value-type="float" office:value="41.8" calcext:value-type="float">
            <text:p>42</text:p>
          </table:table-cell>
          <table:table-cell table:style-name="ce6" table:formula="of:=SUM([.H10];[.J10];[.L10];[.N10];[.P10])/5" office:value-type="float" office:value="83.2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2)</text:p>
          </table:table-cell>
          <table:table-cell office:value-type="string" calcext:value-type="string">
            <text:p>Linux, jstest</text:p>
          </table:table-cell>
          <table:table-cell table:style-name="ce3" office:value-type="date" office:date-value="2019-08-28" calcext:value-type="date">
            <text:p>28. Aug 19</text:p>
          </table:table-cell>
          <table:table-cell table:style-name="ce3" office:value-type="date" office:date-value="2019-08-27" calcext:value-type="date">
            <text:p>27. Aug 19</text:p>
          </table:table-cell>
          <table:table-cell table:style-name="ce6" table:formula="of:=SUM([.G11];[.I11];[.K11];[.M11];[.O11])/5" office:value-type="float" office:value="45.8" calcext:value-type="float">
            <text:p>46</text:p>
          </table:table-cell>
          <table:table-cell table:style-name="ce6" table:formula="of:=SUM([.H11];[.J11];[.L11];[.N11];[.P11])/5" office:value-type="float" office:value="87.4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3">NUC, Button, BenQ-DVI</text:span> (3, Mitte, Links)</text:p>
          </table:table-cell>
          <table:table-cell table:style-name="ce1" office:value-type="string" calcext:value-type="string">
            <text:p>Linux, jstest</text:p>
          </table:table-cell>
          <table:table-cell table:style-name="ce3" office:value-type="date" office:date-value="2019-08-28" calcext:value-type="date">
            <text:p>28. Aug 19</text:p>
          </table:table-cell>
          <table:table-cell table:style-name="ce4" office:value-type="date" office:date-value="2019-08-27" calcext:value-type="date">
            <text:p>27. Aug 19</text:p>
          </table:table-cell>
          <table:table-cell table:style-name="ce7" table:formula="of:=SUM([.G12];[.I12];[.K12];[.M12];[.O12])/5" office:value-type="float" office:value="37.4" calcext:value-type="float">
            <text:p>37</text:p>
          </table:table-cell>
          <table:table-cell table:style-name="ce7" table:formula="of:=SUM([.H12];[.J12];[.L12];[.N12];[.P12])/5" office:value-type="float" office:value="75" calcext:value-type="float">
            <text:p>7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3, Mitte, Rechts)</text:p>
          </table:table-cell>
          <table:table-cell office:value-type="string" calcext:value-type="string">
            <text:p>Linux, jstest</text:p>
          </table:table-cell>
          <table:table-cell table:style-name="ce3" office:value-type="date" office:date-value="2019-08-28" calcext:value-type="date">
            <text:p>28. Aug 19</text:p>
          </table:table-cell>
          <table:table-cell table:style-name="ce3" office:value-type="date" office:date-value="2019-08-27" calcext:value-type="date">
            <text:p>27. Aug 19</text:p>
          </table:table-cell>
          <table:table-cell table:style-name="ce6" table:formula="of:=SUM([.G13];[.I13];[.K13];[.M13];[.O13])/5" office:value-type="float" office:value="37.2" calcext:value-type="float">
            <text:p>37</text:p>
          </table:table-cell>
          <table:table-cell table:style-name="ce6" table:formula="of:=SUM([.H13];[.J13];[.L13];[.N13];[.P13])/5" office:value-type="float" office:value="77.6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3, Unten, Links)</text:p>
          </table:table-cell>
          <table:table-cell office:value-type="string" calcext:value-type="string">
            <text:p>Linux, jstest</text:p>
          </table:table-cell>
          <table:table-cell table:style-name="ce3" office:value-type="date" office:date-value="2019-08-28" calcext:value-type="date">
            <text:p>28. Aug 19</text:p>
          </table:table-cell>
          <table:table-cell table:style-name="ce3" office:value-type="date" office:date-value="2019-08-27" calcext:value-type="date">
            <text:p>27. Aug 19</text:p>
          </table:table-cell>
          <table:table-cell table:style-name="ce6" table:formula="of:=SUM([.G14];[.I14];[.K14];[.M14];[.O14])/5" office:value-type="float" office:value="44.2" calcext:value-type="float">
            <text:p>44</text:p>
          </table:table-cell>
          <table:table-cell table:style-name="ce6" table:formula="of:=SUM([.H14];[.J14];[.L14];[.N14];[.P14])/5" office:value-type="float" office:value="79.8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3, Unten, Links, halb bedeckt)</text:p>
          </table:table-cell>
          <table:table-cell office:value-type="string" calcext:value-type="string">
            <text:p>Linux, jstest</text:p>
          </table:table-cell>
          <table:table-cell table:style-name="ce3" office:value-type="date" office:date-value="2019-08-28" calcext:value-type="date">
            <text:p>28. Aug 19</text:p>
          </table:table-cell>
          <table:table-cell table:style-name="ce3" office:value-type="date" office:date-value="2019-08-27" calcext:value-type="date">
            <text:p>27. Aug 19</text:p>
          </table:table-cell>
          <table:table-cell table:style-name="ce6" table:formula="of:=SUM([.G15];[.I15];[.K15];[.M15];[.O15])/5" office:value-type="float" office:value="43.6" calcext:value-type="float">
            <text:p>44</text:p>
          </table:table-cell>
          <table:table-cell table:style-name="ce6" table:formula="of:=SUM([.H15];[.J15];[.L15];[.N15];[.P15])/5" office:value-type="float" office:value="78.6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BenQ-SVGA (3, Mitte, Rechts)</text:p>
          </table:table-cell>
          <table:table-cell office:value-type="string" calcext:value-type="string">
            <text:p>Linux, jstest</text:p>
          </table:table-cell>
          <table:table-cell table:style-name="ce3" office:value-type="date" office:date-value="2019-08-29" calcext:value-type="date">
            <text:p>29. Aug 19</text:p>
          </table:table-cell>
          <table:table-cell table:style-name="ce3" office:value-type="date" office:date-value="2019-08-27" calcext:value-type="date">
            <text:p>27. Aug 19</text:p>
          </table:table-cell>
          <table:table-cell table:style-name="ce6" table:formula="of:=SUM([.G16];[.I16];[.K16];[.M16];[.O16])/5" office:value-type="float" office:value="37.6" calcext:value-type="float">
            <text:p>38</text:p>
          </table:table-cell>
          <table:table-cell table:style-name="ce6" table:formula="of:=SUM([.H16];[.J16];[.L16];[.N16];[.P16])/5" office:value-type="float" office:value="73.8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PC, Button</text:span><text:span text:style-name="T2">, BenQ</text:span></text:p>
          </table:table-cell>
          <table:table-cell office:value-type="string" calcext:value-type="string">
            <text:p>Windows, WinGcTest</text:p>
          </table:table-cell>
          <table:table-cell table:number-columns-repeated="2" table:style-name="ce3" office:value-type="date" office:date-value="2019-08-27" calcext:value-type="date">
            <text:p>27. Aug 19</text:p>
          </table:table-cell>
          <table:table-cell table:style-name="ce6" table:formula="of:=SUM([.G17];[.I17];[.K17];[.M17];[.O17])/5" office:value-type="float" office:value="62.4" calcext:value-type="float">
            <text:p>62</text:p>
          </table:table-cell>
          <table:table-cell table:style-name="ce6" table:formula="of:=SUM([.H17];[.J17];[.L17];[.N17];[.P17])/5" office:value-type="float" office:value="133.2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</text:p>
          </table:table-cell>
          <table:table-cell office:value-type="string" calcext:value-type="string">
            <text:p>Linux, MAME, windowed</text:p>
          </table:table-cell>
          <table:table-cell table:style-name="ce3" office:value-type="date" office:date-value="2019-08-29" calcext:value-type="date">
            <text:p>29. Aug 19</text:p>
          </table:table-cell>
          <table:table-cell table:style-name="ce3" office:value-type="date" office:date-value="2019-08-27" calcext:value-type="date">
            <text:p>27. Aug 19</text:p>
          </table:table-cell>
          <table:table-cell table:style-name="ce6" table:formula="of:=SUM([.G18];[.I18];[.K18];[.M18];[.O18])/5" office:value-type="float" office:value="43" calcext:value-type="float">
            <text:p>43</text:p>
          </table:table-cell>
          <table:table-cell table:style-name="ce6" table:formula="of:=SUM([.H18];[.J18];[.L18];[.N18];[.P18])/5" office:value-type="float" office:value="82.8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</text:p>
          </table:table-cell>
          <table:table-cell office:value-type="string" calcext:value-type="string">
            <text:p>Linux, MAME, fullscreen</text:p>
          </table:table-cell>
          <table:table-cell table:style-name="ce3" office:value-type="date" office:date-value="2019-08-29" calcext:value-type="date">
            <text:p>29. Aug 19</text:p>
          </table:table-cell>
          <table:table-cell table:style-name="ce3" office:value-type="date" office:date-value="2019-08-27" calcext:value-type="date">
            <text:p>27. Aug 19</text:p>
          </table:table-cell>
          <table:table-cell table:style-name="ce6" table:formula="of:=SUM([.G19];[.I19];[.K19];[.M19];[.O19])/5" office:value-type="float" office:value="0" calcext:value-type="float">
            <text:p>0</text:p>
          </table:table-cell>
          <table:table-cell table:style-name="ce6" table:formula="of:=SUM([.H19];[.J19];[.L19];[.N19];[.P19])/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3"/>
          <table:table-cell table:style-name="ce8" table:number-columns-repeated="2"/>
          <table:table-cell table:number-columns-repeated="1018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C:</text:p>
          </table:table-cell>
          <table:table-cell office:value-type="string" calcext:value-type="string">
            <text:p>Intel NUC-Kit N3050 1.6GHz HD Graphics NUC5CPY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:</text:p>
          </table:table-cell>
          <table:table-cell office:value-type="string" calcext:value-type="string">
            <text:p>BenQ GW2760HS 68,5 cm (27 Zoll) Monitor (DVID, HDMI, 4ms Reaktionszeit, 16:9 Full HD). DVI/HDMI connec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:</text:p>
          </table:table-cell>
          <table:table-cell office:value-type="string" calcext:value-type="string">
            <text:p>Flachbildschirm 1600 x 1200 8-16ms - Eizo FlexScan S2100 21 Zoll HD Display Mon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on:</text:p>
          </table:table-cell>
          <table:table-cell office:value-type="string" calcext:value-type="string">
            <text:p>Zero Delay USB Encoder, Dragon Rise Inc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:</text:p>
          </table:table-cell>
          <table:table-cell office:value-type="string" calcext:value-type="string">
            <text:p>Intel Core i5-7400, 4 x 3.00GHz · Intel HD 530 · 16 GB DDR4 RAM · Gigabyte GA-B250M-D3H · Kabylake 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S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ux:</text:p>
          </table:table-cell>
          <table:table-cell office:value-type="string" calcext:value-type="string">
            <text:p>Kernel 4.15.0, Ubuntu 16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s:</text:p>
          </table:table-cell>
          <table:table-cell office:value-type="string" calcext:value-type="string">
            <text:p>Windows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E:</text:p>
          </table:table-cell>
          <table:table-cell office:value-type="string" calcext:value-type="string">
            <text:p>v0.1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test</text:p>
          </table:table-cell>
          <table:table-cell office:value-type="string" calcext:value-type="string">
            <text:p>Jstest-gtk. Joystick tester v0.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GcTest</text:p>
          </table:table-cell>
          <table:table-cell office:value-type="string" calcext:value-type="string">
            <text:p>Windows USB Game Controller tester (system)</text:p>
          </table:table-cell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Ember-Regular" svg:font-family="AmazonEmber-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.00.0000</text:date>, <text:time style:data-style-name="N2" text:time-value="14:47:02.709966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4:43:36.388152215</meta:creation-date>
    <meta:generator>LibreOffice/6.2.4.2$MacOSX_X86_64 LibreOffice_project/2412653d852ce75f65fbfa83fb7e7b669a126d64</meta:generator>
    <dc:date>2019-08-29T13:26:42.255180974</dc:date>
    <meta:editing-duration>PT18H1M43S</meta:editing-duration>
    <meta:editing-cycles>11</meta:editing-cycles>
    <meta:document-statistic meta:table-count="1" meta:cell-count="275" meta:object-count="0"/>
    <meta:user-defined meta:name=""/>
  </office:meta>
</office:document-meta>
</file>